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automatic-styles>
    <style:style style:name="P1" style:family="paragraph" style:parent-style-name="Heading">
      <style:text-properties officeooo:paragraph-rsid="00130e10"/>
    </style:style>
    <style:style style:name="P2" style:family="paragraph" style:parent-style-name="Text_20_body">
      <style:text-properties style:font-name="PP Pier Sans" officeooo:rsid="001230cb" officeooo:paragraph-rsid="001230cb"/>
    </style:style>
    <style:style style:name="P3" style:family="paragraph" style:parent-style-name="Text_20_body">
      <style:text-properties style:font-name="PP Pier Sans"/>
    </style:style>
    <style:style style:name="P4" style:family="paragraph" style:parent-style-name="Text_20_body">
      <style:text-properties style:font-name="PP Pier Sans" officeooo:paragraph-rsid="00130e10"/>
    </style:style>
    <style:style style:name="T1" style:family="text">
      <style:text-properties style:font-name="PP Pier Sans"/>
    </style:style>
    <style:style style:name="T2" style:family="text">
      <style:text-properties fo:color="#c9211e" loext:opacity="100%"/>
    </style:style>
    <style:style style:name="T3" style:family="text">
      <style:text-properties fo:color="#729fcf" loext:opacity="100%"/>
    </style:style>
    <style:style style:name="T4" style:family="text">
      <style:text-properties fo:color="#5983b0" loext:opacity="100%"/>
    </style:style>
    <style:style style:name="T5" style:family="text">
      <style:text-properties fo:color="#5983b0" loext:opacity="100%" style:font-name="PP Pier 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ctivitat Selects 1</text:p>
      <text:p text:style-name="Subtitle">MP02 Bases de dades. RA3</text:p>
      <text:p text:style-name="P2">Javier Pedragosa</text:p>
      <text:p text:style-name="Heading">- Mostrar els paisos per ordre de la Z a la A.</text:p>
      <text:p text:style-name="Text_20_body"><text:span text:style-name="T5">SELECT</text:span><text:span text:style-name="T1"> pais </text:span><text:span text:style-name="T5">FROM</text:span><text:span text:style-name="T1"> hotels_blanxart.paisos </text:span><text:span text:style-name="T5">ORDER BY</text:span><text:span text:style-name="T1"> pais </text:span><text:span text:style-name="T5">DESC</text:span><text:span text:style-name="T1">;</text:span></text:p>
      <text:p text:style-name="Heading">- Mostrar les dades de pais i provincia, ordenat per pais i dins de pais per provincia.</text:p>
      <text:p text:style-name="P3"><text:span text:style-name="T4">SELECT</text:span> pais, provincia <text:span text:style-name="T4">FROM</text:span> hotels_blanxart.paisos as pa, hotels_blanxart.provincies as pr <text:span text:style-name="T4">WHERE</text:span> pr.idPais = pa.idPais <text:span text:style-name="T4">ORDER BY</text:span> pa.pais, pr.provincia;</text:p>
      <text:p text:style-name="P1">- Mostrar els hotels, ordenats pel nom del pais, nom provincia i nom de l'hotel.</text:p>
      <text:p text:style-name="P4"><text:span text:style-name="T4">SELECT</text:span> * <text:span text:style-name="T4">FROM</text:span> hotels as h, paisos as pa, provincies as pr <text:span text:style-name="T4">WHERE</text:span> h.idPais = pa.idPais &amp;&amp; h.idProvincia = pr.idProvincia <text:span text:style-name="T4">ORDER</text:span> <text:span text:style-name="T4">BY</text:span> pa.pais, pr.provincia, h.nomHotel;</text:p>
      <text:p text:style-name="Heading">- Quants hotels hi ha a Estats Units?</text:p>
      <text:p text:style-name="Text_20_body"><text:span text:style-name="T4">SELECT</text:span> count(nomHotel) <text:span text:style-name="T4">FROM</text:span> hotels, paisos <text:span text:style-name="T4">WHERE</text:span> hotels.idPais = paisos.idPais &amp;&amp; paisos.pais = "Estats Units";</text:p>
      <text:p text:style-name="Heading">- Quants hotels hi ha a cada provincia d'Italia?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P Pier Sans" svg:font-family="'PP Pier Sans'" style:font-family-generic="swiss" style:font-pitch="variable"/>
    <style:font-face style:name="PP Pier Sans Bold" svg:font-family="'PP Pier Sans Bol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P Pier Sans Bold" fo:font-family="'PP Pier Sans Bold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PP Pier Sans" fo:font-family="'PP Pier Sans'" style:font-family-generic="swiss" style:font-pitch="variable" officeooo:rsid="001230cb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PP Pier Sans Bold" fo:font-family="'PP Pier Sans Bold'" style:font-family-generic="swiss" style:font-pitch="variable" fo:font-size="28pt" fo:font-weight="bold" officeooo:rsid="001230cb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PP Pier Sans" fo:font-family="'PP Pier Sans'" style:font-family-generic="swiss" style:font-pitch="variable" fo:font-size="18pt" officeooo:rsid="001230cb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8:40:38.080789049</meta:creation-date>
    <meta:print-date>2024-10-15T19:20:23.722716712</meta:print-date>
    <meta:printed-by>PDF files</meta:printed-by>
    <dc:date>2024-10-15T19:24:59.944791219</dc:date>
    <meta:editing-duration>PT1M42S</meta:editing-duration>
    <meta:editing-cycles>1</meta:editing-cycles>
    <meta:document-statistic meta:table-count="0" meta:image-count="0" meta:object-count="0" meta:page-count="1" meta:paragraph-count="12" meta:word-count="136" meta:character-count="839" meta:non-whitespace-character-count="715"/>
    <meta:generator>LibreOffice/24.2.6.2$Linux_X86_64 LibreOffice_project/420$Build-2</meta:generator>
  </office:meta>
</office:document-meta>
</file>